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left="-0.5909in" fo:margin-right="-0.7881in">
        <style:tab-stops/>
      </style:paragraph-properties>
      <style:text-properties fo:font-size="22pt" style:font-size-asian="22pt" style:font-size-complex="22pt"/>
    </style:style>
    <style:style style:name="P2"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3"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4"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5"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6"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7"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8"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9"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0"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1"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2"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3"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4"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5" style:parent-style-name="Normal" style:family="paragraph">
      <style:paragraph-properties fo:text-align="center" fo:margin-left="-0.5909in" fo:margin-right="-0.7881in">
        <style:tab-stops/>
      </style:paragraph-properties>
      <style:text-properties fo:font-size="22pt" style:font-size-asian="22pt" style:font-size-complex="22pt"/>
    </style:style>
    <style:style style:name="P16" style:parent-style-name="Normal" style:family="paragraph">
      <style:paragraph-properties fo:margin-left="-0.5909in" fo:margin-right="-0.7881in">
        <style:tab-stops/>
      </style:paragraph-properties>
      <style:text-properties fo:font-size="22pt" style:font-size-asian="22pt" style:font-size-complex="22pt"/>
    </style:style>
    <style:style style:name="P17" style:parent-style-name="Normal" style:family="paragraph">
      <style:paragraph-properties fo:margin-left="-0.5909in" fo:margin-right="-0.7881in">
        <style:tab-stops/>
      </style:paragraph-properties>
      <style:text-properties fo:font-size="18pt" style:font-size-asian="18pt" style:font-size-complex="18pt"/>
    </style:style>
    <style:style style:name="P18" style:parent-style-name="Normal" style:family="paragraph">
      <style:paragraph-properties fo:margin-left="-0.5909in" fo:margin-right="-0.7881in">
        <style:tab-stops/>
      </style:paragraph-properties>
    </style:style>
    <style:style style:name="P19" style:parent-style-name="Normal" style:family="paragraph">
      <style:paragraph-properties fo:margin-left="-0.5909in" fo:margin-right="-0.7881in">
        <style:tab-stops/>
      </style:paragraph-properties>
    </style:style>
    <style:style style:name="P20" style:parent-style-name="Normal" style:family="paragraph">
      <style:paragraph-properties fo:margin-left="-0.5909in" fo:margin-right="-0.7881in">
        <style:tab-stops/>
      </style:paragraph-properties>
    </style:style>
    <style:style style:name="P21" style:parent-style-name="Normal" style:family="paragraph">
      <style:paragraph-properties fo:text-align="justify" fo:margin-right="-0.7881in"/>
    </style:style>
    <style:style style:name="P22" style:parent-style-name="Normal" style:family="paragraph">
      <style:paragraph-properties fo:text-align="justify" fo:margin-left="-0.5909in" fo:margin-right="-0.7881in">
        <style:tab-stops/>
      </style:paragraph-properties>
      <style:text-properties fo:font-weight="bold" style:font-weight-asian="bold" fo:font-size="16pt" style:font-size-asian="16pt" style:font-size-complex="16pt"/>
    </style:style>
    <style:style style:name="P23" style:parent-style-name="Normal" style:family="paragraph">
      <style:paragraph-properties fo:text-align="justify" fo:margin-left="-0.5909in" fo:margin-right="-0.7881in">
        <style:tab-stops/>
      </style:paragraph-properties>
      <style:text-properties fo:font-size="12pt" style:font-size-asian="12pt"/>
    </style:style>
    <style:style style:name="P24" style:parent-style-name="Normal" style:family="paragraph">
      <style:paragraph-properties fo:text-align="justify" fo:margin-bottom="0in" fo:line-height="107%" fo:margin-right="-0.7875in"/>
      <style:text-properties fo:font-size="10pt" style:font-size-asian="10pt" fo:language="en" fo:country="GB"/>
    </style:style>
    <style:style style:name="P25" style:parent-style-name="Normal" style:family="paragraph">
      <style:paragraph-properties fo:text-align="justify" fo:margin-bottom="0in" fo:line-height="107%" fo:margin-right="-0.7875in"/>
      <style:text-properties fo:font-size="10pt" style:font-size-asian="10pt" fo:language="en" fo:country="GB"/>
    </style:style>
    <style:style style:name="P26" style:parent-style-name="Normal" style:family="paragraph">
      <style:paragraph-properties fo:text-align="justify" fo:margin-bottom="0in" fo:line-height="107%" fo:margin-right="-0.7875in"/>
      <style:text-properties fo:font-size="10pt" style:font-size-asian="10pt" fo:language="en" fo:country="GB"/>
    </style:style>
    <style:style style:name="P27" style:parent-style-name="Normal" style:family="paragraph">
      <style:paragraph-properties fo:text-align="justify" fo:margin-bottom="0in" fo:line-height="107%" fo:margin-right="-0.7875in"/>
      <style:text-properties fo:font-size="10pt" style:font-size-asian="10pt" fo:language="en" fo:country="GB"/>
    </style:style>
    <style:style style:name="P28" style:parent-style-name="Normal" style:family="paragraph">
      <style:paragraph-properties fo:text-align="justify" fo:margin-bottom="0in" fo:line-height="107%" fo:margin-right="-0.7875in"/>
      <style:text-properties fo:font-size="10pt" style:font-size-asian="10pt" fo:language="en" fo:country="GB"/>
    </style:style>
    <style:style style:name="P29" style:parent-style-name="Normal" style:family="paragraph">
      <style:paragraph-properties fo:text-align="justify" fo:margin-bottom="0in" fo:line-height="107%" fo:margin-right="-0.7875in"/>
      <style:text-properties fo:font-size="10pt" style:font-size-asian="10pt"/>
    </style:style>
    <style:style style:name="P30" style:parent-style-name="Normal" style:family="paragraph">
      <style:paragraph-properties fo:text-align="justify" fo:margin-left="-0.5909in" fo:margin-right="-0.7881in">
        <style:tab-stops/>
      </style:paragraph-properties>
      <style:text-properties fo:font-size="12pt" style:font-size-asian="12pt" style:font-size-complex="12pt"/>
    </style:style>
    <style:style style:name="P31" style:parent-style-name="Normal" style:family="paragraph">
      <style:paragraph-properties fo:text-align="justify" fo:margin-left="-0.5909in" fo:margin-right="-0.7881in" fo:text-indent="0.5909in">
        <style:tab-stops/>
      </style:paragraph-properties>
      <style:text-properties fo:font-size="10pt" style:font-size-asian="10pt" style:font-size-complex="12pt" fo:language="en" fo:country="GB"/>
    </style:style>
    <style:style style:name="P32" style:parent-style-name="Normal" style:family="paragraph">
      <style:paragraph-properties fo:text-align="justify" fo:margin-left="-0.5909in" fo:margin-right="-0.7881in">
        <style:tab-stops/>
      </style:paragraph-properties>
      <style:text-properties fo:font-size="12pt" style:font-size-asian="12pt" style:font-size-complex="12pt" fo:language="en" fo:country="GB"/>
    </style:style>
    <style:style style:name="P33" style:parent-style-name="Normal" style:family="paragraph">
      <style:paragraph-properties fo:text-align="justify" fo:margin-left="-0.5909in" fo:margin-right="-0.7881in">
        <style:tab-stops/>
      </style:paragraph-properties>
      <style:text-properties fo:font-size="12pt" style:font-size-asian="12pt" style:font-size-complex="12pt"/>
    </style:style>
    <style:style style:name="P34" style:parent-style-name="Normal" style:family="paragraph">
      <style:paragraph-properties fo:text-align="justify" fo:margin-left="-0.5909in" fo:margin-right="-0.7881in" fo:text-indent="0.5909in">
        <style:tab-stops/>
      </style:paragraph-properties>
      <style:text-properties fo:font-size="10pt" style:font-size-asian="10pt" style:font-size-complex="12pt" fo:language="en" fo:country="GB"/>
    </style:style>
    <style:style style:name="P35" style:parent-style-name="Normal" style:family="paragraph">
      <style:paragraph-properties fo:text-align="justify" fo:margin-left="-0.5909in" fo:margin-right="-0.7881in">
        <style:tab-stops/>
      </style:paragraph-properties>
      <style:text-properties fo:font-size="12pt" style:font-size-asian="12pt" style:font-size-complex="12pt"/>
    </style:style>
    <style:style style:name="P36" style:parent-style-name="Normal" style:family="paragraph">
      <style:paragraph-properties fo:text-align="justify" fo:margin-left="-0.5909in" fo:margin-right="-0.7881in">
        <style:tab-stops/>
      </style:paragraph-properties>
      <style:text-properties fo:font-size="12pt" style:font-size-asian="12pt" style:font-size-complex="12pt"/>
    </style:style>
    <style:style style:name="P37" style:parent-style-name="Normal" style:family="paragraph">
      <style:paragraph-properties fo:text-align="justify" fo:margin-bottom="0in" fo:line-height="107%" fo:margin-right="-0.7875in"/>
      <style:text-properties fo:font-size="10pt" style:font-size-asian="10pt" style:font-size-complex="12pt" fo:language="en" fo:country="GB"/>
    </style:style>
    <style:style style:name="P38" style:parent-style-name="Normal" style:family="paragraph">
      <style:paragraph-properties fo:text-align="justify" fo:margin-bottom="0in" fo:line-height="107%" fo:margin-right="-0.7875in"/>
      <style:text-properties fo:font-size="10pt" style:font-size-asian="10pt" style:font-size-complex="12pt" fo:language="en" fo:country="GB"/>
    </style:style>
    <style:style style:name="P39" style:parent-style-name="Normal" style:family="paragraph">
      <style:paragraph-properties fo:text-align="justify" fo:margin-bottom="0in" fo:line-height="107%" fo:margin-right="-0.7875in"/>
      <style:text-properties fo:font-size="10pt" style:font-size-asian="10pt" style:font-size-complex="12pt" fo:language="en" fo:country="GB"/>
    </style:style>
    <style:style style:name="P40" style:parent-style-name="Normal" style:family="paragraph">
      <style:paragraph-properties fo:text-align="justify" fo:margin-left="-0.5909in" fo:margin-right="-0.7881in">
        <style:tab-stops/>
      </style:paragraph-properties>
    </style:style>
    <style:style style:name="T41" style:parent-style-name="Fuentedepárrafopredeter." style:family="text">
      <style:text-properties fo:font-size="12pt" style:font-size-asian="12pt" style:font-size-complex="12pt" fo:language="en" fo:country="GB"/>
    </style:style>
    <style:style style:name="T42" style:parent-style-name="Fuentedepárrafopredeter." style:family="text">
      <style:text-properties fo:font-size="12pt" style:font-size-asian="12pt" style:font-size-complex="12pt"/>
    </style:style>
    <style:style style:name="T43" style:parent-style-name="Fuentedepárrafopredeter." style:family="text">
      <style:text-properties fo:font-size="12pt" style:font-size-asian="12pt" style:font-size-complex="12pt"/>
    </style:style>
    <style:style style:name="T44" style:parent-style-name="Fuentedepárrafopredeter." style:family="text">
      <style:text-properties fo:font-size="12pt" style:font-size-asian="12pt" style:font-size-complex="12pt"/>
    </style:style>
    <style:style style:name="P45" style:parent-style-name="Normal" style:family="paragraph">
      <style:paragraph-properties fo:text-align="justify" fo:margin-right="-0.7881in"/>
      <style:text-properties fo:font-size="10pt" style:font-size-asian="10pt" style:font-size-complex="12pt" fo:language="en" fo:country="GB"/>
    </style:style>
    <style:style style:name="P46" style:parent-style-name="Normal" style:family="paragraph">
      <style:paragraph-properties fo:text-align="justify" fo:margin-right="-0.7881in"/>
      <style:text-properties fo:font-size="10pt" style:font-size-asian="10pt" style:font-size-complex="12pt" fo:language="en" fo:country="GB"/>
    </style:style>
    <style:style style:name="P47"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4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fo:language="en" fo:country="GB"/>
    </style:style>
    <style:style style:name="P4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5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0pt" style:font-size-asian="10pt" style:font-size-complex="12pt"/>
    </style:style>
    <style:style style:name="P51"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2"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3"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4"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5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57"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8"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59"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60"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61"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62"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63"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fo:language="en" fo:country="GB"/>
    </style:style>
    <style:style style:name="P64"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style:style>
    <style:style style:name="P65"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font-size="10pt" style:font-size-asian="10pt" style:font-size-complex="12pt"/>
    </style:style>
    <style:style style:name="P6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6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6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6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7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12pt" style:font-size-asian="12pt" style:font-size-complex="12pt"/>
    </style:style>
    <style:style style:name="P71" style:parent-style-name="Normal" style:family="paragraph">
      <style:paragraph-properties fo:text-align="justify" fo:margin-left="-0.5909in" fo:margin-right="-0.7881in" fo:text-indent="0.5909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0pt" style:font-size-asian="10pt" style:font-size-complex="12pt"/>
    </style:style>
    <style:style style:name="P7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7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7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75" style:parent-style-name="Fuentedepárrafopredeter." style:family="text">
      <style:text-properties fo:letter-spacing="-0.0055in" fo:font-size="12pt" style:font-size-asian="12pt" style:font-size-complex="12pt"/>
    </style:style>
    <style:style style:name="T76" style:parent-style-name="Fuentedepárrafopredeter." style:family="text">
      <style:text-properties fo:font-size="12pt" style:font-size-asian="12pt" style:font-size-complex="12pt"/>
    </style:style>
    <style:style style:name="P7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7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7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8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9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weight="bold" style:font-weight-asian="bold" fo:letter-spacing="-0.0055in" fo:font-size="16pt" style:font-size-asian="16pt" style:font-size-complex="16pt"/>
    </style:style>
    <style:style style:name="P10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06"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style:style>
    <style:style style:name="P107"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08"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09"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style>
    <style:style style:name="T110" style:parent-style-name="Fuentedepárrafopredeter." style:family="text">
      <style:text-properties fo:letter-spacing="-0.0055in" fo:font-size="10pt" style:font-size-asian="10pt" style:font-size-complex="12pt" fo:language="en" fo:country="GB"/>
    </style:style>
    <style:style style:name="T111" style:parent-style-name="Fuentedepárrafopredeter." style:family="text">
      <style:text-properties fo:letter-spacing="-0.0055in" fo:font-size="10pt" style:font-size-asian="10pt" style:font-size-complex="12pt"/>
    </style:style>
    <style:style style:name="P112"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13"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style:style>
    <style:style style:name="P114"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15"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16"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1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18"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19"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20"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21"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22"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style:style>
    <style:style style:name="P123"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24"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25"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26"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27"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28"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29"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30"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31"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style>
    <style:style style:name="T132" style:parent-style-name="Fuentedepárrafopredeter." style:family="text">
      <style:text-properties fo:letter-spacing="-0.0055in" fo:font-size="10pt" style:font-size-asian="10pt" style:font-size-complex="12pt" fo:language="en" fo:country="GB"/>
    </style:style>
    <style:style style:name="T133" style:parent-style-name="Fuentedepárrafopredeter." style:family="text">
      <style:text-properties fo:letter-spacing="-0.0055in" fo:font-size="10pt" style:font-size-asian="10pt" style:font-size-complex="12pt"/>
    </style:style>
    <style:style style:name="P134"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35"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3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37"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38"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style>
    <style:style style:name="T139" style:parent-style-name="Fuentedepárrafopredeter." style:family="text">
      <style:text-properties fo:letter-spacing="-0.0055in" fo:font-size="10pt" style:font-size-asian="10pt" style:font-size-complex="12pt" fo:language="en" fo:country="GB"/>
    </style:style>
    <style:style style:name="P14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fo:language="en" fo:country="GB"/>
    </style:style>
    <style:style style:name="P141"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4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143" style:parent-style-name="Fuentedepárrafopredeter." style:family="text">
      <style:text-properties fo:letter-spacing="-0.0055in" fo:font-size="12pt" style:font-size-asian="12pt" style:font-size-complex="12pt"/>
    </style:style>
    <style:style style:name="T144" style:parent-style-name="Fuentedepárrafopredeter." style:family="text">
      <style:text-properties fo:font-size="12pt" style:font-size-asian="12pt" style:font-size-complex="12pt"/>
    </style:style>
    <style:style style:name="P145"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4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4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48" style:parent-style-name="Párrafodelista" style:family="paragraph">
      <style:paragraph-properties fo:text-align="justify" fo:margin-left="-0.5909in" fo:margin-right="-0.7881in" fo:text-indent="0.5909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0pt" style:font-size-asian="10pt" style:font-size-complex="12pt"/>
    </style:style>
    <style:style style:name="P149"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5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151" style:parent-style-name="Fuentedepárrafopredeter." style:family="text">
      <style:text-properties fo:letter-spacing="-0.0055in" fo:font-size="12pt" style:font-size-asian="12pt" style:font-size-complex="12pt"/>
    </style:style>
    <style:style style:name="T152" style:parent-style-name="Fuentedepárrafopredeter." style:family="text">
      <style:text-properties fo:letter-spacing="-0.0055in" fo:font-size="12pt" style:font-size-asian="12pt" style:font-size-complex="12pt"/>
    </style:style>
    <style:style style:name="T153" style:parent-style-name="Fuentedepárrafopredeter." style:family="text">
      <style:text-properties fo:font-weight="bold" style:font-weight-asian="bold" fo:letter-spacing="-0.0055in" fo:font-size="12pt" style:font-size-asian="12pt" style:font-size-complex="12pt"/>
    </style:style>
    <style:style style:name="T154" style:parent-style-name="Fuentedepárrafopredeter." style:family="text">
      <style:text-properties fo:letter-spacing="-0.0055in" fo:font-size="12pt" style:font-size-asian="12pt" style:font-size-complex="12pt"/>
    </style:style>
    <style:style style:name="T155" style:parent-style-name="Fuentedepárrafopredeter." style:family="text">
      <style:text-properties fo:letter-spacing="-0.0055in" fo:font-size="12pt" style:font-size-asian="12pt" style:font-size-complex="12pt"/>
    </style:style>
    <style:style style:name="T156" style:parent-style-name="Fuentedepárrafopredeter." style:family="text">
      <style:text-properties fo:letter-spacing="-0.0055in" fo:font-size="12pt" style:font-size-asian="12pt" style:font-size-complex="12pt"/>
    </style:style>
    <style:style style:name="P15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58"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59"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60" style:parent-style-name="Párrafodelista" style:family="paragraph">
      <style:paragraph-properties fo:text-align="justify" fo:margin-left="0.5909in" fo:margin-right="-0.7881in">
        <style:tab-stops>
          <style:tab-stop style:type="left" style:position="-0.0993in"/>
          <style:tab-stop style:type="left" style:position="0.3923in"/>
          <style:tab-stop style:type="left" style:position="0.884in"/>
          <style:tab-stop style:type="left" style:position="1.3756in"/>
          <style:tab-stop style:type="left" style:position="1.8673in"/>
          <style:tab-stop style:type="left" style:position="2.359in"/>
          <style:tab-stop style:type="right" style:position="5.3145in"/>
        </style:tab-stops>
      </style:paragraph-properties>
      <style:text-properties fo:letter-spacing="-0.0055in" fo:font-size="10pt" style:font-size-asian="10pt" style:font-size-complex="12pt" fo:language="en" fo:country="GB"/>
    </style:style>
    <style:style style:name="P161" style:parent-style-name="Párrafodelista" style:family="paragraph">
      <style:paragraph-properties fo:text-align="justify" fo:margin-left="0.5909in" fo:margin-right="-0.7881in">
        <style:tab-stops>
          <style:tab-stop style:type="left" style:position="-0.0993in"/>
          <style:tab-stop style:type="left" style:position="0.3923in"/>
          <style:tab-stop style:type="left" style:position="0.884in"/>
          <style:tab-stop style:type="left" style:position="1.3756in"/>
          <style:tab-stop style:type="left" style:position="1.8673in"/>
          <style:tab-stop style:type="left" style:position="2.359in"/>
          <style:tab-stop style:type="right" style:position="5.3145in"/>
        </style:tab-stops>
      </style:paragraph-properties>
      <style:text-properties fo:letter-spacing="-0.0055in" fo:font-size="10pt" style:font-size-asian="10pt" style:font-size-complex="12pt" fo:language="en" fo:country="GB"/>
    </style:style>
    <style:style style:name="P162" style:parent-style-name="Párrafodelista" style:family="paragraph">
      <style:paragraph-properties fo:text-align="justify" fo:margin-left="0.5909in" fo:margin-right="-0.7881in">
        <style:tab-stops>
          <style:tab-stop style:type="left" style:position="-0.0993in"/>
          <style:tab-stop style:type="left" style:position="0.3923in"/>
          <style:tab-stop style:type="left" style:position="0.884in"/>
          <style:tab-stop style:type="left" style:position="1.3756in"/>
          <style:tab-stop style:type="left" style:position="1.8673in"/>
          <style:tab-stop style:type="left" style:position="2.359in"/>
          <style:tab-stop style:type="right" style:position="5.3145in"/>
        </style:tab-stops>
      </style:paragraph-properties>
      <style:text-properties fo:letter-spacing="-0.0055in" fo:font-size="10pt" style:font-size-asian="10pt" style:font-size-complex="12pt" fo:language="en" fo:country="GB"/>
    </style:style>
    <style:style style:name="P163" style:parent-style-name="Párrafodelista" style:family="paragraph">
      <style:paragraph-properties fo:text-align="justify" fo:margin-left="0.5909in" fo:margin-right="-0.7881in">
        <style:tab-stops>
          <style:tab-stop style:type="left" style:position="-0.0993in"/>
          <style:tab-stop style:type="left" style:position="0.3923in"/>
          <style:tab-stop style:type="left" style:position="0.884in"/>
          <style:tab-stop style:type="left" style:position="1.3756in"/>
          <style:tab-stop style:type="left" style:position="1.8673in"/>
          <style:tab-stop style:type="left" style:position="2.359in"/>
          <style:tab-stop style:type="right" style:position="5.3145in"/>
        </style:tab-stops>
      </style:paragraph-properties>
      <style:text-properties fo:letter-spacing="-0.0055in" fo:font-size="10pt" style:font-size-asian="10pt" style:font-size-complex="12pt" fo:language="en" fo:country="GB"/>
    </style:style>
    <style:style style:name="P164"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65" style:parent-style-name="Párrafodelista" style:family="paragraph">
      <style:paragraph-properties fo:text-align="justify" fo:margin-left="-0.5909in" fo:margin-right="-0.7881in" fo:text-indent="0.5909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0pt" style:font-size-asian="10pt" style:font-size-complex="12pt" fo:language="en" fo:country="GB"/>
    </style:style>
    <style:style style:name="P16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67"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0pt" style:font-size-asian="10pt" style:font-size-complex="12pt" fo:language="en" fo:country="GB"/>
    </style:style>
    <style:style style:name="P168" style:parent-style-name="Párrafodelista" style:family="paragraph">
      <style:paragraph-properties fo:text-align="justify" fo:margin-left="0in"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style>
    <style:style style:name="T169" style:parent-style-name="Fuentedepárrafopredeter." style:family="text">
      <style:text-properties fo:letter-spacing="-0.0055in" fo:font-size="10pt" style:font-size-asian="10pt" style:font-size-complex="12pt" fo:language="en" fo:country="GB"/>
    </style:style>
    <style:style style:name="P17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fo:language="en" fo:country="GB"/>
    </style:style>
    <style:style style:name="P171"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72"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2pt" style:font-size-asian="12pt" style:font-size-complex="12pt"/>
    </style:style>
    <style:style style:name="P173"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2pt" style:font-size-asian="12pt" style:font-size-complex="12pt"/>
    </style:style>
    <style:style style:name="P17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12pt" style:font-size-asian="12pt" style:font-size-complex="12pt"/>
    </style:style>
    <style:style style:name="P175"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12pt" style:font-size-asian="12pt" style:font-size-complex="12pt"/>
    </style:style>
  </office:automatic-styles>
  <office:body>
    <office:text text:use-soft-page-breaks="true">
      <text:p text:style-name="P1">MEMORIA INFORMÁTICA GRÁFICA</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Alumnos:</text:p>
      <text:p text:style-name="P18">Iván Sanandrés<text:s/>Gutiérrez</text:p>
      <text:p text:style-name="P19">Pedro Casas<text:s/>Martínez</text:p>
      <text:p text:style-name="P20">Julen Justo<text:s/>Neira</text:p>
      <text:p text:style-name="P21"/>
      <text:soft-page-break/>
      <text:p text:style-name="P22">PARTE OBLIGATORIA</text:p>
      <text:p text:style-name="P23">1- Lo primero que hemos hecho es dejar de calcular la matriz de proyección en el main, y pasar a calcularla en el método resizeFunc.<text:s/>En la parte guiada habíamos usado la siguiente matriz como matriz de proyección, siendo f 1/tan(M_PI/6).<text:s/><text:s/></text:p>
      <text:p text:style-name="P24">Proj[0][0] = f;</text:p>
      <text:p text:style-name="P25">Proj[1][1] = f;</text:p>
      <text:p text:style-name="P26">Proj[2][2] = -(far + near) / (far – near);</text:p>
      <text:p text:style-name="P27">Proj[2][3] = -1;</text:p>
      <text:p text:style-name="P28">Proj[3][2] = (-2 * far * near) / (far – near);</text:p>
      <text:p text:style-name="P29">Proj[3][3] = 0;</text:p>
      <text:p text:style-name="P30">Pero de esta forma, al cambiar el tamaño de la ventana no se conserva el aspect ratio. Para solucionarlo hemos cambiado el valor de Proj[0][0] por f/((float)width/(float)height), de esta manera, escalamos un eje en relación al otro para que al cambiar el tamaño de ventana siempre se mantenga el aspect ratio. <text:s/></text:p>
      <text:p text:style-name="P31">proj[0][0] = f/ ((float)width / (float)height);</text:p>
      <text:p text:style-name="P32"/>
      <text:p text:style-name="P33">2-<text:s/>Según la nomenclatura que hemos utilizado, contamos que este es el cubo 1, y orbita alrededor del cubo 0. Para la realización de este ejercicio,<text:s/>hemos creado un nuevo objID<text:s/>(hacemos el array una unidad más larga), además de una nueva modelMat. Tras esto hemos declarado las matrices de traslación y rotación necesarias en la función idleFunc:</text:p>
      <text:p text:style-name="P34">glm::mat4 A1,R1_1,R1_2,T1;</text:p>
      <text:p text:style-name="P35">A1<text:s/>es la matriz de traslación, R1_1 Y R1_2 son las matrices de rotación (R1_1 se utiliza para rotar en el origen de coordenadas, y R1_2 se utiliza para orbitar).<text:s/></text:p>
      <text:p text:style-name="P36">Utilizamos una variable auxiliar “angle” que aumenta cada frame, y que cumple la función de establecer el ángulo con el que tiene que rotar el cubo<text:s/>sobre su eje Y.<text:s/>Después calculamos las matrices de transformación:</text:p>
      <text:p text:style-name="P37">R1_1 = glm::rotate(glm::mat4(1.0f), angle2, glm::vec3(0.0f, 1.0f, 0.0f));</text:p>
      <text:p text:style-name="P38">A1 = glm::translate(glm::mat4(1.0f), glm::vec3(5.0f, 0.0f, 0.0f));</text:p>
      <text:p text:style-name="P39">R1_2 = glm::rotate(glm::mat4(1.0f), angle2, glm::vec3(0.0f, 1.0f, 0.0f));</text:p>
      <text:p text:style-name="P40"><text:span text:style-name="T41"><text:s/></text:span><text:span text:style-name="T42">T</text:span><text:span text:style-name="T43">1</text:span><text:span text:style-name="T44"><text:s/>es la matriz en la que se calculan los productos de estas matrices en su debido orden:</text:span></text:p>
      <text:p text:style-name="P45">T1<text:s/>= T0<text:s/>* R1_2 * A1<text:s/>* R1_1;</text:p>
      <text:p text:style-name="P46">modelMat[1]<text:s/>= T1;</text:p>
      <text:p text:style-name="P47">IGlib::setModelMat(objId[1], modelMat[1]);<text:tab/></text:p>
      <text:p text:style-name="P48"/>
      <text:p text:style-name="P49">3-<text:s/>Calculamos el movimiento de la cámara correspondiente a las teclas en el método keyboardFunc. Primero declaramos las variables de velocidad lineal (camVel) y angular (camAngularSpeed), y una variable que guardará el desplazamiento en cada frame (camDisplacement). Utilizamos las teclas W, A, S y D para movernos en el mundo virtual. Dependiendo del input de estas teclas, asignamos un valor a camDisplacement:</text:p>
      <text:p text:style-name="P50"/>
      <text:soft-page-break/>
      <text:p text:style-name="P51">if (key == 'w' || key == 'W') camDisplacement += glm::normalize(glm::vec3(view[0].z, view[1].z, view[2].z))*camVel;</text:p>
      <text:p text:style-name="P52">if (key == 'a' || key == 'A') camDisplacement += glm::normalize(glm::vec3(view[0].x, view[1].x, view[2].x))*camVel;</text:p>
      <text:p text:style-name="P53">if (key == 's' || key == 'S') camDisplacement += glm::normalize(glm::vec3(view[0].z, view[1].z, view[2].z))*-camVel;</text:p>
      <text:p text:style-name="P54">if (key == 'd' || key == 'D') camDisplacement += glm::normalize(glm::vec3(view[0].x, view[1].x, view[2].x))*-camVel;</text:p>
      <text:p text:style-name="P55">Tras esto<text:s/>añadimos a la matriz view la traslación de camDisplacement, y calculamos, en una variable llamada camPos, la posición de la cámara.</text:p>
      <text:p text:style-name="P56">Utilizamos las teclas Q y E para girar la cámara en torno a su eje Y. Para ello primero llevamos la cámara al origen, dependiendo de si pulsamos Q o E, la rotamos a izquierda o derecha con una velocidad de “camAngularSpeed”.<text:s/>Finalmente la volvemos a trasladar a su posición inicial:</text:p>
      <text:p text:style-name="P57">if (key == 'q' || key == 'Q' || key == 'e' || key == 'E') {</text:p>
      <text:p text:style-name="P58"><text:tab/>view = glm::translate(view, camPos);</text:p>
      <text:p text:style-name="P59"><text:tab/>if (key == 'q' || key == 'Q')</text:p>
      <text:p text:style-name="P60"><text:tab/><text:tab/>view = glm::rotate(view, -CamAngularSpeed, glm::vec3(view[0].y, view[1].y, view[2].y));</text:p>
      <text:p text:style-name="P61"><text:tab/>else if (key == 'e' || key == 'E')</text:p>
      <text:p text:style-name="P62"><text:tab/><text:tab/>view = glm::rotate(view, CamAngularSpeed, glm::vec3(view[0].y, view[1].y, view[2].y));</text:p>
      <text:p text:style-name="P63"><text:tab/>view = glm::translate(view, -camPos);</text:p>
      <text:p text:style-name="P64">}</text:p>
      <text:p text:style-name="P65">IGlib::setViewMat(view);</text:p>
      <text:p text:style-name="P66"/>
      <text:p text:style-name="P67">4- Hemos programado el shader de vértices de manera que toma tres atributos (inPos, inColor, inNormal, inTexCoord), dos variables uniformes (modelViewProj, modelView) y salen de esta etapa dos variables variantes (texCoord, tempNormal).</text:p>
      <text:p text:style-name="P68">En el método main realizamos tres acciones: guardamos en tempNormal la normal transformada, en texCoord guardamos las coordenadas de textura, y asignamos a gl_Position la posición del vértice multiplicada por la matriz modelViewProj.</text:p>
      <text:p text:style-name="P69">En el shader de fragmentos se toman dos variables de entrada que fueron enviadas desde el shader de vértices (texCoord, tempNormal), la variable uniforme colorTex, y como variable de salida, outColor.</text:p>
      <text:p text:style-name="P70">En el método main, hemos caluclado el color del vector, de manera que si gl_PrimitiveID es par se pinten las normales respecto a la cámara como color, y si es impar se pinte el color correspondiente a las coordenadas de textura. Para esto, hemos usado el módulo de gl_PrimitiveID con 2, que será 1 si es impar y 0 si es par, gracias a esto podemos evitar el uso de un if que compruebe si es par o impar. De esta manera, out color vendrá definido por la instrucción:<text:s/></text:p>
      <text:p text:style-name="P71">outColor = vec4(texture(colorTex,inTexCoord).rgb * mod(gl_PrimitiveID, 2) + tempnormal.xyz * (1- mod(gl_PrimitiveID, 2)), 1);</text:p>
      <text:p text:style-name="P72"/>
      <text:soft-page-break/>
      <text:p text:style-name="P73">5- Para ambas opciones el shader de vértices es igual. Lo hemos estructurado de la siguiente forma: Recibe tres atributos (inPos, inColor, inTexCoord), dos variables uniformes (modelViewProj, modelView) y una variable de salida (texCoord).</text:p>
      <text:p text:style-name="P74"><text:span text:style-name="T75">En el main guardamos inTexCoord en texCoord, y después asignamos a gl_Position<text:s/></text:span><text:span text:style-name="T76">la posición del vértice multiplicada por la matriz modelViewProj.</text:span></text:p>
      <text:p text:style-name="P77">En el shader de fragmentos solamente cambia la función<text:s/>(dependiendo de la opción del ejercicio)<text:s/>que determina si se descarta o no el fragmento. Tomamos como variable de entrada texCoord, como variable uniforme colorTex, y como variable de salida outColor.</text:p>
      <text:p text:style-name="P78">En el main se asigna como outColor el color de la textura en las coordenadas de textura.</text:p>
      <text:p text:style-name="P79">Para la opción 1 utilizamos la función<text:s/>“outColor.rgb == vec3(0,0,0)”, si se cumple, se descarta ese fragmento.<text:s/></text:p>
      <text:p text:style-name="P80">Para la opción 2 usamos la función<text:s/>“!((pow(texCoord.x – 0.5, 2) + pow(texCoord.y – 0.5, 2)) &lt; 0.2))”, si se cumple, se descarta ese fragmento.</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PARTE<text:s/>OPCIONAL</text:p>
      <text:p text:style-name="P105">1- Hemos declarado dos variables globales (cameraY y cameraX) que guardan la posición actual del ratón en pantalla. Lo hemos hecho de forma que solo orbitas si se está pulsando el botón izquierdo del ratón. Por tanto en el método mouseFunc, comprobamos si se pulsa el click izquierdo, y en caso de que así sea se ejecuta el siguiente código:</text:p>
      <text:p text:style-name="P106">cameraX = x;</text:p>
      <text:p text:style-name="P107">cameraY = y;<text:tab/><text:tab/><text:tab/></text:p>
      <text:p text:style-name="P108">if(sqrtf(powf(camPos.x,2)+powf(camPos.y,2)+powf(camPos.z,2)) &lt; distance)<text:s/></text:p>
      <text:p text:style-name="P109"><text:span text:style-name="T110"><text:tab/></text:span><text:span text:style-name="T111">camPos = glm::normalize(camPos)*distance;</text:span></text:p>
      <text:p text:style-name="P112">view=glm::lookAt(camPos, glm::vec3(0, 0, 0), glm::vec3(0, 1, 0));</text:p>
      <text:p text:style-name="P113">IGlib::setViewMat(view);</text:p>
      <text:p text:style-name="P114">Después, en el método mouseMotionFunc, declaramos la variable sensibility para el ratón, que será de tipo float. Tras esto, realizamos las siguientes operaciones sobre la matriz View:</text:p>
      <text:p text:style-name="P115">view = glm::rotate(view, (float)sensibility*(x-cameraX) , glm::vec3(0, 1, 0));</text:p>
      <text:p text:style-name="P116">view = glm::rotate(view, (float)sensibility*(y - cameraY), glm::vec3(view[0].x, view[1].x, view[2].x));</text:p>
      <text:p text:style-name="P117">La primera de estas operaciones rota respecto al eje Y los<text:s/>radianes<text:s/>correspondientes al movimiento del ratón y a la sensibilidad. La segunda rota respecto al vector X de la cámara, que extraemos directamente de la primera fila de la matriz View de la cámara. Tras esto actualizamos las variables cameraX y cameraY a los nuevos valores X e Y del ratón. Las variables cameraX y cameraY se han utilizado para poder calcular el desplazamiento del ratón en el último frame.</text:p>
      <text:p text:style-name="P118">Para terminar, le indicamos a IGlib que tiene que utilizar como matriz View<text:s/>la nueva<text:s/>matriz View, que<text:s/>ha sido calculada en este método.</text:p>
      <text:p text:style-name="P119">Para terminar, en el método mouseFunc comprobamos cuándo se suelta el ratón, y cuando esto ocurra calculamos la nueva posición de la cámara y usamos la función glm::lookAt para calcular la matriz view:</text:p>
      <text:p text:style-name="P120">camPos = glm::mat3(glm::inverse(view)) * -glm::vec3(view[3]);</text:p>
      <text:p text:style-name="P121">view = glm::lookAt(camPos, glm::vec3(0, 0, 0), glm::vec3(0, 1, 0));</text:p>
      <text:p text:style-name="P122">IGlib::setViewMat(view);</text:p>
      <text:p text:style-name="P123"/>
      <text:p text:style-name="P124">2- Hemos planteado este ejercicio de manera que utilizamos 5 puntos de control. Hemos creado un array que guarda los puntos de control de la curva de Bézier. Después inicializamos la posición de los puntos. Utilizamos también una variable “t” que incrementa cada frame, y que se utiliza para calcular la posición de la curva a partir de la ecuación de Bézier para 5 puntos:</text:p>
      <text:p text:style-name="P125"/>
      <text:soft-page-break/>
      <text:p text:style-name="P126">result =</text:p>
      <text:p text:style-name="P127"><text:tab/>pow(1 - t, 4) * P[0] +</text:p>
      <text:p text:style-name="P128"><text:tab/>4 * pow(1 - t, 3) * t * P[1] +</text:p>
      <text:p text:style-name="P129"><text:tab/>6 * pow(1 - t, 2) * pow(t, 2) * P[2] +</text:p>
      <text:p text:style-name="P130"><text:tab/>4 * pow(t, 3) * (1 - t) * P[3] +</text:p>
      <text:p text:style-name="P131"><text:span text:style-name="T132"><text:tab/></text:span><text:span text:style-name="T133">pow(t, 4) * P[4];</text:span></text:p>
      <text:p text:style-name="P134">modelMat[2] = glm::mat4(1.0f);</text:p>
      <text:p text:style-name="P135">modelMat[2] = glm::translate(modelMat[2], glm::vec3(glm::vec2(result), 0.0f));</text:p>
      <text:p text:style-name="P136">Además, le aplicamos las transformaciones del cubo en torno al cual orbita (traslación y rotación):</text:p>
      <text:p text:style-name="P137">modelMat[2] = <text:s/>T0 * modelMat[2];</text:p>
      <text:p text:style-name="P138"><text:span text:style-name="T139">IGlib::setModelMat(objId[2], modelMat[2]);</text:span></text:p>
      <text:p text:style-name="P140"/>
      <text:p text:style-name="P141">3- Lo hemos programado de manera que el shader de vértices tome como atributos las variables inPos, inColor e inTexCoord; como variables uniformes modelViewProj y modelView; y tenga como salida texCoord.</text:p>
      <text:p text:style-name="P142"><text:span text:style-name="T143">En el método main asignamos a texCoord el valor de inTexCoord,<text:s/></text:span><text:span text:style-name="T144">y asignamos a gl_Position la posición del vértice multiplicada por la matriz modelViewProj.</text:span></text:p>
      <text:p text:style-name="P145">En el shader de fragmentos tomamos como variable de entrada texCoord, la cual ha sido enviada desde el shader de vértices, toma como unforme colorTex, y su salida es outColor.</text:p>
      <text:p text:style-name="P146">En el main, a outColor le asigna el valor del color correspondiente a la coordenada de textura, y después utiliza una función que en el caso de cumplirse, se descarta el fragmento. Esta función está pensada para que se pinte un triángulo en cada cara del cubo. La función es la siguiente:</text:p>
      <text:p text:style-name="P147"/>
      <text:p text:style-name="P148">If(texCoord.x &lt; texCoord.y/2 || (1 – texCoord.x) &lt; texCoord.y/2) discard;</text:p>
      <text:p text:style-name="P149"/>
      <text:p text:style-name="P150"><text:span text:style-name="T151">4-</text:span><text:span text:style-name="T152"><text:s/></text:span><text:span text:style-name="T153">Opción B:</text:span><text:span text:style-name="T154"><text:s/>Primero hemos importado la librería de assimp</text:span><text:span text:style-name="T155"><text:s/></text:span><text:span text:style-name="T156">haciendo los includes necesarios, y hemos creado un importer de assimp para leer el modelo personaje2.obj, y guardarlo en la nueva variable “scene”, de tipo aiScene:</text:span></text:p>
      <text:p text:style-name="P157"/>
      <text:p text:style-name="P158">Assimp::Importer importer;</text:p>
      <text:p text:style-name="P159">const aiScene* scene = importer.ReadFile("../img/personaje2.obj",</text:p>
      <text:p text:style-name="P160">aiProcess_CalcTangentSpace |<text:s/></text:p>
      <text:p text:style-name="P161">aiProcess_Triangulate |</text:p>
      <text:p text:style-name="P162">aiProcess_JoinIdenticalVertices |</text:p>
      <text:p text:style-name="P163">aiProcess_SortByPType);</text:p>
      <text:soft-page-break/>
      <text:p text:style-name="P164">Hemos utilizado arrays de enteros y de floats para guardar los datos de la malla. En concreto, hemos guardado: el número de triángulos,<text:s/>el número de vértices, la posición de los vértices, el índice de los triángulos y la normal de los vértices.<text:s/>Una vez tenemos almacenados todos los datos necesarios, utilizamos la<text:s/>función<text:s/>createObject de IGlib para guardar el modelo en la variable modelId:</text:p>
      <text:p text:style-name="P165">modelId = IGlib::createObj(modelNTriangleIndex, modelNvertex, modelTriangleIndex, modelVertexPos);</text:p>
      <text:p text:style-name="P166">Hemos definido una mat4, llamada modelMatOfObj, que guardará las transformaciones del modelo. En nuestro caso, no vamos a mover el modelo, pero sí lo escalaremos para que sea de un tamaño más apropiado, y se pueda observar bien.</text:p>
      <text:p text:style-name="P167">modelMatOfObj = glm::scale(glm::mat4(1.0f), glm::vec3(0.5, 0.5, 0.5));</text:p>
      <text:p text:style-name="P168"><text:span text:style-name="T169">IGlib::setModelMat(modelId, modelMatOfObj);</text:span></text:p>
      <text:p text:style-name="P170"/>
      <text:p text:style-name="P171">5- Nos parecería una buena idea que se incluyese en la parte opcional un ejercicio en el cual se le añadiese a la cámara un modo automático que la moviese de objeto en objeto, utilizando splines cúbicos, u otro tipo de curvas, de manera que tuviese un movimiento suave, sin necesidad de utilizar ninguna tecla. Además, como bonus del ejercicio, podría plantearse que la cámara siempre estuviera mirando hacia el objeto al que está siguiendo.</text:p>
      <text:p text:style-name="P172"/>
      <text:p text:style-name="P173"/>
      <text:p text:style-name="P174"><text:s/></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 Gutiérrez</dc:creator>
    <meta:creation-date>2018-10-13T17:43:00Z</meta:creation-date>
    <dc:date>2018-10-17T17:53:00Z</dc:date>
    <meta:template xlink:href="Normal" xlink:type="simple"/>
    <meta:editing-cycles>11</meta:editing-cycles>
    <meta:editing-duration>PT13800S</meta:editing-duration>
    <meta:document-statistic meta:page-count="7" meta:paragraph-count="22" meta:word-count="1751" meta:character-count="11365" meta:row-count="80" meta:non-whitespace-character-count="9636"/>
  </office:meta>
</office:document-meta>
</file>